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rsid="000707a8" officeooo:paragraph-rsid="000707a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rsid="000707a8" officeooo:paragraph-rsid="000d484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rsid="000707a8" officeooo:paragraph-rsid="000ffde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rsid="000f3731" officeooo:paragraph-rsid="000f373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rsid="001cc33f" officeooo:paragraph-rsid="001cc33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bold" officeooo:rsid="000cd409" officeooo:paragraph-rsid="000cd409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bold" officeooo:rsid="0015d392" officeooo:paragraph-rsid="0015d39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bold" officeooo:rsid="001cc33f" officeooo:paragraph-rsid="001cc33f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6pt" fo:letter-spacing="normal" fo:font-style="normal" fo:font-weight="bold" style:font-size-asian="16pt" style:font-weight-asian="bold" style:font-size-complex="16pt" style:font-weight-complex="bold"/>
    </style:style>
    <style:style style:name="T1" style:family="text">
      <style:text-properties officeooo:rsid="0007e01d"/>
    </style:style>
    <style:style style:name="T2" style:family="text">
      <style:text-properties officeooo:rsid="0009dffc"/>
    </style:style>
    <style:style style:name="T3" style:family="text">
      <style:text-properties officeooo:rsid="000aaa9a"/>
    </style:style>
    <style:style style:name="T4" style:family="text">
      <style:text-properties officeooo:rsid="000d4841"/>
    </style:style>
    <style:style style:name="T5" style:family="text">
      <style:text-properties officeooo:rsid="000ef676"/>
    </style:style>
    <style:style style:name="T6" style:family="text">
      <style:text-properties officeooo:rsid="000ffdee"/>
    </style:style>
    <style:style style:name="T7" style:family="text">
      <style:text-properties officeooo:rsid="00102609"/>
    </style:style>
    <style:style style:name="T8" style:family="text">
      <style:text-properties officeooo:rsid="0010e02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7d23f" style:font-weight-asian="normal" style:font-weight-complex="normal"/>
    </style:style>
    <style:style style:name="T11" style:family="text">
      <style:text-properties officeooo:rsid="001d44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plikacja zarządzająca karetkami pogotowia</text:p>
      <text:p text:style-name="P1"/>
      <text:p text:style-name="P3">Aplikacja posiada listę <text:span text:style-name="T1">wszystkich oraz tych </text:span>dostępnych karetek <text:span text:style-name="T2">i</text:span> <text:span text:style-name="T3">kolejkę</text:span> oczekujących zgłoszeń. <text:span text:style-name="T5">Zakładamy, że karetki stacjonują przy szpitalu.</text:span></text:p>
      <text:p text:style-name="P3"><text:span text:style-name="T5">Są dwa rodzaje zgłoszeń:</text:span></text:p>
      <text:p text:style-name="P3">-<text:span text:style-name="T6">te, które wymagają eskorty do szpitala</text:span></text:p>
      <text:p text:style-name="P3">-<text:span text:style-name="T6">te, które jej nie wymagają(np. pierwsza pomoc na miejscu)</text:span></text:p>
      <text:p text:style-name="P6">Otrzymywanie zgłoszenia:</text:p>
      <text:p text:style-name="P2"><text:span text:style-name="T4">Sprawdzamy czy lista dostępnych karetek jest niepusta. Jeśli tak, to ściągamy pierwszą karetkę i obsługujemy zgłoszenie. Jeśli nie, zgłoszenie czeka w kolejce.</text:span></text:p>
      <text:p text:style-name="P6">Obsługa zgłoszenia:</text:p>
      <text:p text:style-name="P4">Karetka, która znajduje się przy szpitalu wyrusza na miejsce zgłoszenia<text:span text:style-name="T7">(założenie jest takie, że ma pełny bak stacjonując przy szpitalu)</text:span>. <text:span text:style-name="T8">Jeśli coś się stało po drodze(wypadek/zbyt duży korek/przebita opona) przekazuje zgłoszenie na pierwsze miejsc w kolejce oczekujących i szuka najkrótszej drogi z powrotem do szpitala informując centralę o ewentualnych trudnościach na drodze. W innym przypadku dojeżdża do miejsca zdażenia i obsługuje je. Jeśli zdarzenie wymaga eskorty do szpitala, robi to, po czym sprawdza stan baku i dodaje się do listy dostępnych karetek. Jeśli nie jest potrzebna eskorta, sprawdza stan baku na miejscu, po czym sprawdza listę zgłoszeń i wyszukuje to o najbliższej lokalizacji. Jeśli to się opłaca, obługuje najbliższe zgłoszenie. Jest też maksymalna ilość zgłoszeń, którą karetka może obsłużyć nie wracając do szpitala(np 3). Po jej przekroczeniu karetka wraca do szpitala i ratownicy mają przerwę(zmienia się personel karetki). </text:span></text:p>
      <text:p text:style-name="P7">Sprawdzanie stanu baku:</text:p>
      <text:p text:style-name="P7"><text:span text:style-name="T9">Karetka sprawdza stan poziomu benzyny w baku jak i innych parametrów samochodu niezbędnych do bezpiecznej jazdy. </text:span><text:span text:style-name="T10">Jeśli coś jest nie tak, jedzie na stację benzynową/do serwisu i dopiero, gdy wszystko wróci do normy wraca na listę dostępnych karetek.</text:span></text:p>
      <text:p text:style-name="P8">Zgłoszenia:</text:p>
      <text:p text:style-name="P5">Każde zgłoszenie posiada:</text:p>
      <text:p text:style-name="P5">-adres</text:p>
      <text:p text:style-name="P5">-<text:span text:style-name="T11">priorytet</text:span></text:p>
      <text:p text:style-name="P5">-</text:p>
      <text:p text:style-name="P5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09:43:25.653761603</meta:creation-date>
    <dc:date>2016-11-24T10:36:56.644053372</dc:date>
    <meta:editing-duration>PT53M20S</meta:editing-duration>
    <meta:editing-cycles>26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253" meta:character-count="1790" meta:non-whitespace-character-count="1553"/>
  </office:meta>
</office:document-meta>
</file>